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6c15" officeooo:paragraph-rsid="00056c1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6c15" officeooo:paragraph-rsid="00056c1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77d0f" officeooo:paragraph-rsid="00077d0f"/>
    </style:style>
    <style:style style:name="P4" style:family="paragraph" style:parent-style-name="Standard">
      <style:text-properties style:text-underline-style="none" fo:font-weight="normal" officeooo:rsid="00056c15" officeooo:paragraph-rsid="00056c15" style:font-weight-asian="normal" style:font-weight-complex="normal"/>
    </style:style>
    <style:style style:name="P5" style:family="paragraph" style:parent-style-name="Standard">
      <style:text-properties style:text-underline-style="none" officeooo:rsid="00077d0f" officeooo:paragraph-rsid="00077d0f"/>
    </style:style>
    <style:style style:name="P6" style:family="paragraph" style:parent-style-name="Standard">
      <style:text-properties officeooo:rsid="00077d0f" officeooo:paragraph-rsid="00077d0f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1pt" fo:letter-spacing="normal" fo:language="en" fo:country="GB" style:text-underline-style="none" fo:font-weight="normal" officeooo:rsid="00073288" officeooo:paragraph-rsid="000a945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0873ff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officeooo:rsid="0008ea10"/>
    </style:style>
    <style:style style:name="T4" style:family="text">
      <style:text-properties officeooo:rsid="00097443"/>
    </style:style>
    <style:style style:name="T5" style:family="text">
      <style:text-properties officeooo:rsid="000a94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:</text:p>
      <text:p text:style-name="P1"/>
      <text:p text:style-name="P6">import java.util.Scanner;</text:p>
      <text:p text:style-name="P6"/>
      <text:p text:style-name="P6">class <text:span text:style-name="T1">Main</text:span> {</text:p>
      <text:p text:style-name="P6"><text:s text:c="4"/>public static void main(String[] args) {</text:p>
      <text:p text:style-name="P6"><text:s text:c="8"/>Scanner input = new Scanner(System.in);</text:p>
      <text:p text:style-name="P6"/>
      <text:p text:style-name="P6"><text:s text:c="8"/>System.out.println("Enter either (1) for True or (2) for False: ");</text:p>
      <text:p text:style-name="P6"><text:s text:c="8"/>int x = input.nextInt();</text:p>
      <text:p text:style-name="P6"><text:s text:c="8"/>if (x == 1) {</text:p>
      <text:p text:style-name="P6"><text:s text:c="12"/>System.out.println("You entered: " + x + " for True.");</text:p>
      <text:p text:style-name="P6"><text:s text:c="12"/>System.out.println("The opposite to True is False.");</text:p>
      <text:p text:style-name="P6"><text:s text:c="8"/>}</text:p>
      <text:p text:style-name="P6"><text:s text:c="8"/>else if (x == 2) {</text:p>
      <text:p text:style-name="P6"><text:s text:c="12"/>System.out.println("You entered: " + x + " for False.");</text:p>
      <text:p text:style-name="P6"><text:s text:c="12"/>System.out.println("The opposite to False is True.");</text:p>
      <text:p text:style-name="P6"><text:s text:c="8"/>}</text:p>
      <text:p text:style-name="P6"><text:s text:c="8"/>else {</text:p>
      <text:p text:style-name="P6"><text:s text:c="12"/>System.out.println("You entered an invalid input.");</text:p>
      <text:p text:style-name="P6"><text:s text:c="8"/>}</text:p>
      <text:p text:style-name="P6"><text:s text:c="4"/>}</text:p>
      <text:p text:style-name="P6">}</text:p>
      <text:p text:style-name="P6"/>
      <text:p text:style-name="P3">Input:</text:p>
      <text:p text:style-name="P6"/>
      <text:p text:style-name="P6">1</text:p>
      <text:p text:style-name="P6"/>
      <text:p text:style-name="P3">Output:</text:p>
      <text:p text:style-name="P3"/>
      <text:p text:style-name="P5">You entered 1 for True.</text:p>
      <text:p text:style-name="P5">The opposite to True is False.</text:p>
      <text:p text:style-name="P1"/>
      <text:p text:style-name="P2">Explanation:</text:p>
      <text:p text:style-name="P2"/>
      <text:p text:style-name="P4"><text:span text:style-name="T2">–</text:span> <text:span text:style-name="T3">Line #1 imports the scanner function.</text:span></text:p>
      <text:p text:style-name="P4"/>
      <text:p text:style-name="P4"><text:span text:style-name="T2">–</text:span> <text:span text:style-name="T4">Line #5 creates a new scanner called 'input'.</text:span></text:p>
      <text:p text:style-name="P7">– Line #<text:span text:style-name="T5">8</text:span> creates the <text:span text:style-name="T5">int</text:span> '<text:span text:style-name="T5">x</text:span>'. '<text:span text:style-name="T5">x</text:span>' is the <text:span text:style-name="T5">number</text:span> that the user inputs into the program.</text:p>
      <text:p text:style-name="P7">– Line<text:span text:style-name="T5">s #9 – 18 are if statements. They take the user input and print the opposite of it. If the user input is neither 1 nor 2, then it prints that the input is invalid.</text:span></text:p>
      <text:p text:style-name="P4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21S</meta:editing-duration>
    <meta:editing-cycles>9</meta:editing-cycles>
    <meta:generator>LibreOffice/5.0.4.2$Windows_x86 LibreOffice_project/2b9802c1994aa0b7dc6079e128979269cf95bc78</meta:generator>
    <dc:date>2022-06-27T12:50:28.687000000</dc:date>
    <meta:document-statistic meta:table-count="0" meta:image-count="0" meta:object-count="0" meta:page-count="1" meta:paragraph-count="30" meta:word-count="164" meta:character-count="1084" meta:non-whitespace-character-count="805"/>
    <meta:user-defined meta:name="Info 1"/>
    <meta:user-defined meta:name="Info 2"/>
    <meta:user-defined meta:name="Info 3"/>
    <meta:user-defined meta:name="Info 4"/>
  </office:meta>
</office:document-meta>
</file>